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text-properties officeooo:rsid="003bc9a2" officeooo:paragraph-rsid="003bc9a2"/>
    </style:style>
    <style:style style:name="P5" style:family="paragraph" style:parent-style-name="Heading_20_3">
      <style:text-properties officeooo:paragraph-rsid="003bc9a2"/>
    </style:style>
    <style:style style:name="P6" style:family="paragraph" style:parent-style-name="Heading_20_3">
      <style:text-properties officeooo:paragraph-rsid="003ceedc"/>
    </style:style>
    <style:style style:name="P7" style:family="paragraph" style:parent-style-name="Text_20_body">
      <style:text-properties officeooo:rsid="003bc9a2" officeooo:paragraph-rsid="003bc9a2"/>
    </style:style>
    <style:style style:name="P8" style:family="paragraph" style:parent-style-name="Text_20_body">
      <style:text-properties officeooo:paragraph-rsid="003bc9a2"/>
    </style:style>
    <style:style style:name="P9" style:family="paragraph" style:parent-style-name="Text_20_body">
      <style:text-properties officeooo:rsid="003ceedc" officeooo:paragraph-rsid="003ceedc"/>
    </style:style>
    <style:style style:name="P10" style:family="paragraph" style:parent-style-name="Text_20_body">
      <style:text-properties officeooo:paragraph-rsid="003ceedc"/>
    </style:style>
    <style:style style:name="P11" style:family="paragraph" style:parent-style-name="Text_20_body">
      <style:text-properties officeooo:paragraph-rsid="003dd4a4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c9a2"/>
    </style:style>
    <style:style style:name="T4" style:family="text">
      <style:text-properties officeooo:rsid="003ceedc"/>
    </style:style>
    <style:style style:name="T5" style:family="text">
      <style:text-properties officeooo:rsid="003dd4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Задание 4-1</text:h>
      <text:p text:style-name="P8"><text:bookmark text:name="yui_3_17_2_1_1607436669378_83"/>Каким образом следующие открытия и изобретения способствовали экономическому росту?</text:p>
      <text:h text:style-name="P5" text:outline-level="3">Очки</text:h>
      <text:p text:style-name="P8"><text:span text:style-name="T3">Вовлечение в работу людей, ранее не способных трудиться ввиду проблем со зрением –&gt; </text:span><text:span text:style-name="T4">Экстенсивный экономический рост.</text:span></text:p>
      <text:h text:style-name="Heading_20_3" text:outline-level="3">Книгопечатанье</text:h>
      <text:p text:style-name="Text_20_body"><text:span text:style-name="T3">Увеличилась скорость распространения информации, знаний, и их качество –&gt; повышение грамотности трудящихся и повышение производительности их труда –&gt; Интенсивный экономический рост.</text:span></text:p>
      <text:p text:style-name="P9">Обучение большего количества рабочих и вовлечение их в экономику –&gt; Экстенсивный экономический рост.</text:p>
      <text:h text:style-name="P5" text:outline-level="3">Использование электричества для освещения</text:h>
      <text:p text:style-name="P7">Увеличение продолжительности рабочего дня за счет независимости от естественного светового дня –&gt; <text:span text:style-name="T4">Э</text:span>кстенсивный экономический рост.</text:p>
      <text:p text:style-name="P8"><text:span text:style-name="T3">Кроме того, появилась новая отрасль связанная с электрификацией, производством и продажей средств электрического освещения.</text:span></text:p>
      <text:h text:style-name="P6" text:outline-level="3">Железная дорога</text:h>
      <text:p text:style-name="P11"><text:span text:style-name="T5">Повышение скорости, дальности, масштабов доставки товаров, ресурсов, средств производства –&gt; Расширение географии и масштабов производства, повышение эффективности –&gt; </text:span><text:span text:style-name="T4">Экстенсивный, </text:span><text:span text:style-name="T5">интенсивный</text:span><text:span text:style-name="T4"> экономический рост.</text:span><text:line-break/></text:p>
      <text:h text:style-name="Heading_20_3" text:outline-level="3">Мобильный телефон</text:h>
      <text:p text:style-name="P9">Создание новой отрасли –&gt; Э<text:span text:style-name="T3">кстенсивный экономический рост.</text:span></text:p>
      <text:p text:style-name="P10"><text:span text:style-name="T4">Повышение скорости принятия решений и распространения информации –&gt; Повышение эффективности труда –&gt; </text:span><text:span text:style-name="T3">Интенсивный экономический рос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c9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Экономика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08T17:29:13.135328033</dc:date>
    <meta:editing-duration>PT2H17M6S</meta:editing-duration>
    <meta:editing-cycles>24</meta:editing-cycles>
    <meta:generator>LibreOffice/7.0.3.1$Linux_X86_64 LibreOffice_project/00$Build-1</meta:generator>
    <meta:document-statistic meta:table-count="0" meta:image-count="0" meta:object-count="0" meta:page-count="1" meta:paragraph-count="19" meta:word-count="157" meta:character-count="1319" meta:non-whitespace-character-count="1180"/>
  </office:meta>
</office:document-meta>
</file>